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A4000000DB6250C87A6EDA8C59.png" manifest:media-type="image/png"/>
  <manifest:file-entry manifest:full-path="Pictures/10000001000006A40000018AA959AC79342CF6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 Copy 1" text:anchor-type="char" svg:x="-0.7866in" svg:y="-0.7874in" svg:width="8.4992in" svg:height="1.9689in" draw:z-index="0"><draw:image xlink:href="Pictures/10000001000006A40000018AA959AC79342CF609.png" xlink:type="simple" xlink:show="embed" xlink:actuate="onLoad" draw:mime-type="image/png"/></draw:frame></text:p>
      </style:header>
      <style:footer>
        <text:p text:style-name="Footer"><draw:frame draw:style-name="Mfr1" draw:name="Image2" text:anchor-type="char" svg:x="-0.7874in" svg:y="-0.1154in" svg:width="8.4992in" svg:height="1.0945in" draw:z-index="1"><draw:image xlink:href="Pictures/10000001000006A4000000DB6250C87A6EDA8C59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1:38:07.988587443</meta:creation-date>
    <dc:date>2023-10-29T21:41:21.447082925</dc:date>
    <meta:editing-duration>PT2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